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9.33cm" fo:min-width="3.6cm"/>
    </style:style>
    <style:style style:name="gr2" style:family="graphic" style:parent-style-name="standard">
      <style:graphic-properties draw:textarea-horizontal-align="justify" draw:textarea-vertical-align="middle" draw:auto-grow-height="false" fo:min-height="19.34cm" fo:min-width="3.6cm"/>
    </style:style>
    <style:style style:name="gr3" style:family="graphic" style:parent-style-name="standard">
      <style:graphic-properties svg:stroke-color="#ffffff" draw:fill-color="#66ff66" draw:textarea-horizontal-align="justify" draw:textarea-vertical-align="middle" draw:auto-grow-height="false" fo:min-height="0.458cm" fo:min-width="0.208cm"/>
    </style:style>
    <style:style style:name="gr4" style:family="graphic" style:parent-style-name="standard">
      <style:graphic-properties draw:stroke="none" svg:stroke-color="#000000" draw:fill="none" draw:fill-color="#ffffff" fo:min-height="0.767cm"/>
    </style:style>
    <style:style style:name="gr5" style:family="graphic" style:parent-style-name="standard">
      <style:graphic-properties draw:stroke="none" svg:stroke-color="#000000" draw:fill="none" draw:fill-color="#ffffff" fo:min-height="1.533cm"/>
    </style:style>
    <style:style style:name="gr6" style:family="graphic" style:parent-style-name="standard">
      <style:graphic-properties svg:stroke-color="#cc9900" draw:fill-color="#cc9900" draw:textarea-horizontal-align="justify" draw:textarea-vertical-align="middle" draw:auto-grow-height="false" fo:min-height="0.857cm" fo:min-width="1.2cm"/>
    </style:style>
    <style:style style:name="gr7" style:family="graphic" style:parent-style-name="standard">
      <style:graphic-properties svg:stroke-color="#ff9900" draw:fill-color="#cc9900" draw:textarea-horizontal-align="justify" draw:textarea-vertical-align="middle" draw:auto-grow-height="false" fo:min-height="0.95cm" fo:min-width="2cm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objectwithoutfill">
      <style:graphic-properties draw:marker-end="Arrow" draw:marker-end-width="0.3cm" draw:fill="none"/>
    </style:style>
    <style:style style:name="gr10" style:family="graphic" style:parent-style-name="standard">
      <style:graphic-properties svg:stroke-color="#ff9900" draw:fill-color="#cc9900" draw:textarea-horizontal-align="justify" draw:textarea-vertical-align="middle" draw:auto-grow-height="false" fo:min-height="1.35cm" fo:min-width="2.8cm"/>
    </style:style>
    <style:style style:name="P1" style:family="paragraph">
      <style:paragraph-properties fo:text-align="center"/>
    </style:style>
    <style:style style:name="P2" style:family="paragraph">
      <loext:graphic-properties draw:fill-color="#66ff66"/>
      <style:paragraph-properties fo:text-align="center"/>
      <style:text-properties fo:color="#ffffff" style:font-name="Fira Sans"/>
    </style:style>
    <style:style style:name="P3" style:family="paragraph">
      <loext:graphic-properties draw:fill="none" draw:fill-color="#ffffff"/>
      <style:text-properties style:font-name="Fira Sans"/>
    </style:style>
    <style:style style:name="P4" style:family="paragraph">
      <loext:graphic-properties draw:fill-color="#cc9900"/>
      <style:paragraph-properties fo:text-align="center"/>
      <style:text-properties style:font-name="Fira Sans"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style:font-name="Fira Sans"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ffffff" style:font-name="Fira Sans"/>
    </style:style>
    <style:style style:name="T2" style:family="text">
      <style:text-properties style:font-name="Fira Sans"/>
    </style:style>
    <style:style style:name="T3" style:family="text">
      <style:text-properties style:font-name="Fira Sans" fo:font-size="14pt" style:font-size-asian="14pt" style:font-size-complex="14pt"/>
    </style:style>
    <style:style style:name="T4" style:family="text">
      <style:text-properties style:font-name="Fira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1cm" svg:height="19.58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1cm" svg:height="19.58cm" svg:x="5.38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1cm" svg:height="19.59cm" svg:x="9.76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1cm" svg:height="19.59cm" svg:x="14.14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4.1cm" svg:height="19.59cm" svg:x="18.522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4.1cm" svg:height="19.58cm" svg:x="22.9cm" svg:y="1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2" draw:layer="layout" svg:width="1cm" svg:height="1cm" svg:x="1.1cm" svg:y="10.2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" draw:text-style-name="P3" draw:layer="layout" svg:width="3.9cm" svg:height="1.017cm" svg:x="1.2cm" svg:y="1.383cm">
            <draw:text-box>
              <text:p><text:span text:style-name="T2">Awareness</text:span></text:p>
            </draw:text-box>
          </draw:frame>
          <draw:frame draw:style-name="gr4" draw:text-style-name="P3" draw:layer="layout" svg:width="3.9cm" svg:height="1.017cm" svg:x="5.54cm" svg:y="1.383cm">
            <draw:text-box>
              <text:p><text:span text:style-name="T2">Interest</text:span></text:p>
            </draw:text-box>
          </draw:frame>
          <draw:frame draw:style-name="gr4" draw:text-style-name="P3" draw:layer="layout" svg:width="3.9cm" svg:height="1.017cm" svg:x="9.88cm" svg:y="1.383cm">
            <draw:text-box>
              <text:p><text:span text:style-name="T2">Desire</text:span></text:p>
            </draw:text-box>
          </draw:frame>
          <draw:frame draw:style-name="gr5" draw:text-style-name="P3" draw:layer="layout" svg:width="4.3cm" svg:height="1.783cm" svg:x="14.12cm" svg:y="1cm">
            <draw:text-box>
              <text:p><text:span text:style-name="T2">Comparison</text:span></text:p>
            </draw:text-box>
          </draw:frame>
          <draw:frame draw:style-name="gr4" draw:text-style-name="P3" draw:layer="layout" svg:width="3.9cm" svg:height="1.017cm" svg:x="18.66cm" svg:y="1.383cm">
            <draw:text-box>
              <text:p><text:span text:style-name="T2">Trust</text:span></text:p>
            </draw:text-box>
          </draw:frame>
          <draw:frame draw:style-name="gr4" draw:text-style-name="P3" draw:layer="layout" svg:width="3.9cm" svg:height="1.017cm" svg:x="23cm" svg:y="1.383cm">
            <draw:text-box>
              <text:p><text:span text:style-name="T2">Purchase</text:span></text:p>
            </draw:text-box>
          </draw:frame>
        </draw:g>
        <draw:custom-shape draw:style-name="gr6" draw:text-style-name="P4" xml:id="id1" draw:id="id1" draw:layer="layout" svg:width="3.4cm" svg:height="2.213cm" svg:x="2.3cm" svg:y="9.687cm">
          <text:p text:style-name="P1"><text:span text:style-name="T3">knows what</text:span></text:p>
          <text:p text:style-name="P1"><text:span text:style-name="T3">they wa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xml:id="id2" draw:id="id2" draw:layer="layout" svg:width="2.5cm" svg:height="1.2cm" svg:x="3.915cm" svg:y="6.469cm">
          <text:p text:style-name="P1"><text:span text:style-name="T3">browse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curve" svg:x1="4cm" svg:y1="9.687cm" svg:x2="3.915cm" svg:y2="7.069cm" draw:start-shape="id1" draw:start-glue-point="4" draw:end-shape="id2" draw:end-glue-point="3" svg:d="M4000 9687c0-1513-293-1261-502-1537s-334-1081 417-1081" svg:viewBox="0 0 663 2619">
          <text:p text:style-name="P1"><text:span text:style-name="T4">no</text:span></text:p>
        </draw:connector>
        <draw:custom-shape draw:style-name="gr7" draw:text-style-name="P4" xml:id="id3" draw:id="id3" draw:layer="layout" svg:width="2.5cm" svg:height="1.2cm" svg:x="2.3cm" svg:y="14cm">
          <text:p text:style-name="P1"><text:span text:style-name="T3">search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curve" svg:x1="4cm" svg:y1="11.9cm" svg:x2="3.55cm" svg:y2="14cm" draw:start-shape="id1" draw:start-glue-point="6" draw:end-shape="id3" draw:end-glue-point="0" svg:d="M4000 11900c0 1575-450 525-450 2100" svg:viewBox="0 0 451 2101">
          <text:p text:style-name="P1"><text:span text:style-name="T4">yes</text:span></text:p>
        </draw:connector>
        <draw:custom-shape draw:style-name="gr7" draw:text-style-name="P4" xml:id="id4" draw:id="id4" draw:layer="layout" svg:width="2.5cm" svg:height="1.2cm" svg:x="14.8cm" svg:y="6.4cm">
          <text:p text:style-name="P1"><text:span text:style-name="T3">compare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draw:type="curve" svg:x1="6.415cm" svg:y1="7.069cm" svg:x2="14.8cm" svg:y2="7cm" draw:start-shape="id2" draw:start-glue-point="1" draw:end-shape="id4" draw:end-glue-point="3" svg:d="M6415 7069c6289 0 2097-69 8385-69" svg:viewBox="0 0 8386 70">
          <text:p/>
        </draw:connector>
        <draw:custom-shape draw:style-name="gr10" draw:text-style-name="P4" xml:id="id5" draw:id="id5" draw:layer="layout" svg:width="3.3cm" svg:height="1.6cm" svg:x="10.1cm" svg:y="6.3cm">
          <text:p text:style-name="P1"><text:span text:style-name="T3">view </text:span></text:p>
          <text:p text:style-name="P1"><text:span text:style-name="T3">product info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1.75cm" svg:y1="6.3cm" svg:x2="5.165cm" svg:y2="6.469cm" draw:start-shape="id5" draw:start-glue-point="0" draw:end-shape="id2" svg:d="M11750 6300v-501h-6585v670" svg:viewBox="0 0 6586 671">
          <text:p/>
        </draw:connector>
        <draw:connector draw:style-name="gr9" draw:text-style-name="P6" draw:layer="layout" draw:line-skew="-0.099cm" svg:x1="16.05cm" svg:y1="6.4cm" svg:x2="5.165cm" svg:y2="6.469cm" draw:start-shape="id4" draw:start-glue-point="0" draw:end-shape="id2" draw:end-glue-point="0" svg:d="M16050 6400v-600h-10885v669" svg:viewBox="0 0 10886 670">
          <text:p/>
        </draw:connector>
        <draw:custom-shape draw:style-name="gr7" draw:text-style-name="P4" xml:id="id6" draw:id="id6" draw:layer="layout" svg:width="2.5cm" svg:height="1.2cm" svg:x="19.3cm" svg:y="6.4cm">
          <text:p text:style-name="P1"><text:span text:style-name="T3">select</text:span></text:p>
          <text:p text:style-name="P1"><text:span text:style-name="T3">product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layout" svg:x1="17.3cm" svg:y1="7cm" svg:x2="19.3cm" svg:y2="7cm" draw:start-shape="id4" draw:start-glue-point="1" draw:end-shape="id6" draw:end-glue-point="3" svg:d="M17300 7000h2000" svg:viewBox="0 0 2001 1">
          <text:p/>
        </draw:connector>
        <draw:custom-shape draw:style-name="gr7" draw:text-style-name="P4" draw:layer="layout" svg:width="2.5cm" svg:height="1.2cm" svg:x="23.8cm" svg:y="9cm">
          <text:p text:style-name="P1"><text:span text:style-name="T3">compar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.5cm" svg:height="1.2cm" svg:x="23.4cm" svg:y="6.3cm">
          <text:p text:style-name="P1"><text:span text:style-name="T3">compar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9T16:21:09.807406406</meta:creation-date>
    <dc:date>2016-03-11T11:45:13.088652919</dc:date>
    <meta:editing-duration>P1DT19H8M15S</meta:editing-duration>
    <meta:editing-cycles>14</meta:editing-cycles>
    <meta:generator>LibreOffice/5.0.4.2$Linux_X86_64 LibreOffice_project/00m0$Build-2</meta:generator>
    <meta:document-statistic meta:object-count="29"/>
  </office:meta>
</office:document-meta>
</file>